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5" office:value-type="float" office:value="2000" calcext:value-type="float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2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7" table:formula="of:=[.B3]+[.B7]"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9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Hidden cells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5">
          <table:table-cell table:style-name="ce12" office:value-type="string" calcext:value-type="string" table:number-columns-spanned="1" table:number-rows-spanned="2">
            <text:p>Rowspan</text:p>
          </table:table-cell>
          <table:table-cell table:style-name="ce14" office:value-type="string" calcext:value-type="string" table:number-columns-spanned="2" table:number-rows-spanned="1">
            <text:p>Colspan</text:p>
          </table:table-cell>
          <table:covered-table-cell/>
          <table:table-cell table:style-name="ce17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5">
          <table:covered-table-cell/>
          <table:table-cell table:style-name="ce15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13" office:value-type="string" calcext:value-type="string">
            <text:p>There is an hidden row under this one</text:p>
          </table:table-cell>
          <table:table-cell table:style-name="ce16"/>
          <table:table-cell table:style-name="ce13" table:number-columns-repeated="1022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table table:name="Hidden sheet" table:style-name="ta3">
        <office:forms form:automatic-focus="false" form:apply-design-mode="false"/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7:14:56.516002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19T17:15:28.511460484</dc:date>
    <meta:generator>LibreOffice/4.2.8.2$Linux_X86_64 LibreOffice_project/420m0$Build-2</meta:generator>
    <meta:editing-duration>PT4H11M52S</meta:editing-duration>
    <meta:editing-cycles>45</meta:editing-cycles>
    <dc:creator>Nicolas Hefti</dc:creator>
    <meta:document-statistic meta:table-count="4" meta:cell-count="36" meta:object-count="0"/>
  </office:meta>
</office:document-meta>
</file>